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cc3c65" officeooo:paragraph-rsid="01cc3c65" fo:background-color="#ffcc00"/>
    </style:style>
    <style:style style:name="P313" style:family="paragraph" style:parent-style-name="Standard">
      <style:text-properties officeooo:rsid="01e1ab06" officeooo:paragraph-rsid="01e1ab06" fo:background-color="#ffcc00"/>
    </style:style>
    <style:style style:name="P314" style:family="paragraph" style:parent-style-name="Standard">
      <style:text-properties officeooo:rsid="01edfad2" officeooo:paragraph-rsid="01edfad2" fo:background-color="#ffcc00"/>
    </style:style>
    <style:style style:name="P315" style:family="paragraph" style:parent-style-name="Standard">
      <style:text-properties officeooo:rsid="01a8cf70" officeooo:paragraph-rsid="01a8cf70"/>
    </style:style>
    <style:style style:name="P316" style:family="paragraph" style:parent-style-name="Standard">
      <style:text-properties officeooo:rsid="01b38942" officeooo:paragraph-rsid="01b38942"/>
    </style:style>
    <style:style style:name="P317" style:family="paragraph" style:parent-style-name="Standard">
      <style:text-properties officeooo:rsid="01b8e06a" officeooo:paragraph-rsid="01b8e06a"/>
    </style:style>
    <style:style style:name="P318" style:family="paragraph" style:parent-style-name="Standard">
      <style:text-properties officeooo:rsid="01a54989" officeooo:paragraph-rsid="01a54989"/>
    </style:style>
    <style:style style:name="P319" style:family="paragraph" style:parent-style-name="Standard">
      <style:text-properties officeooo:rsid="010b452c" officeooo:paragraph-rsid="010b452c"/>
    </style:style>
    <style:style style:name="P320" style:family="paragraph" style:parent-style-name="Standard">
      <style:text-properties officeooo:rsid="01b8fcd1" officeooo:paragraph-rsid="01b8fcd1"/>
    </style:style>
    <style:style style:name="P321" style:family="paragraph" style:parent-style-name="Standard">
      <style:text-properties officeooo:rsid="01bcf3e8" officeooo:paragraph-rsid="01bcf3e8"/>
    </style:style>
    <style:style style:name="P322" style:family="paragraph" style:parent-style-name="Standard">
      <style:text-properties officeooo:rsid="01bdfd2a" officeooo:paragraph-rsid="01bdfd2a"/>
    </style:style>
    <style:style style:name="P323" style:family="paragraph" style:parent-style-name="Standard">
      <style:text-properties officeooo:rsid="01bf5c3d" officeooo:paragraph-rsid="01bf5c3d"/>
    </style:style>
    <style:style style:name="P324" style:family="paragraph" style:parent-style-name="Standard">
      <style:text-properties officeooo:rsid="01bf5c3d" officeooo:paragraph-rsid="01ccb9cf"/>
    </style:style>
    <style:style style:name="P325" style:family="paragraph" style:parent-style-name="Standard">
      <style:text-properties officeooo:rsid="01bf5c3d" officeooo:paragraph-rsid="01ce3fd6"/>
    </style:style>
    <style:style style:name="P326" style:family="paragraph" style:parent-style-name="Standard">
      <style:text-properties officeooo:rsid="01c01582" officeooo:paragraph-rsid="01c01582"/>
    </style:style>
    <style:style style:name="P327" style:family="paragraph" style:parent-style-name="Standard">
      <style:text-properties officeooo:rsid="01c1fb8d" officeooo:paragraph-rsid="01c1fb8d"/>
    </style:style>
    <style:style style:name="P328" style:family="paragraph" style:parent-style-name="Standard">
      <style:text-properties officeooo:rsid="01c352bf" officeooo:paragraph-rsid="01c352bf"/>
    </style:style>
    <style:style style:name="P329" style:family="paragraph" style:parent-style-name="Standard">
      <style:text-properties officeooo:rsid="01c40288" officeooo:paragraph-rsid="01c40288"/>
    </style:style>
    <style:style style:name="P330" style:family="paragraph" style:parent-style-name="Standard">
      <style:text-properties officeooo:rsid="01c57afe" officeooo:paragraph-rsid="01c57afe"/>
    </style:style>
    <style:style style:name="P331" style:family="paragraph" style:parent-style-name="Standard">
      <style:text-properties officeooo:rsid="01c772d2" officeooo:paragraph-rsid="01c772d2"/>
    </style:style>
    <style:style style:name="P332" style:family="paragraph" style:parent-style-name="Standard">
      <style:text-properties officeooo:rsid="01c94516" officeooo:paragraph-rsid="01c94516"/>
    </style:style>
    <style:style style:name="P333" style:family="paragraph" style:parent-style-name="Standard">
      <style:text-properties officeooo:rsid="01ca70d2" officeooo:paragraph-rsid="01ca70d2"/>
    </style:style>
    <style:style style:name="P334" style:family="paragraph" style:parent-style-name="Standard">
      <style:text-properties officeooo:rsid="01cc27d1" officeooo:paragraph-rsid="01cc27d1"/>
    </style:style>
    <style:style style:name="P335" style:family="paragraph" style:parent-style-name="Standard">
      <style:text-properties officeooo:rsid="01cc3c65" officeooo:paragraph-rsid="01cc3c65"/>
    </style:style>
    <style:style style:name="P336" style:family="paragraph" style:parent-style-name="Standard">
      <style:text-properties officeooo:rsid="01ce3fd6" officeooo:paragraph-rsid="01ce3fd6"/>
    </style:style>
    <style:style style:name="P337" style:family="paragraph" style:parent-style-name="Standard">
      <style:text-properties officeooo:rsid="01cf5adb" officeooo:paragraph-rsid="01cf5adb"/>
    </style:style>
    <style:style style:name="P338" style:family="paragraph" style:parent-style-name="Standard">
      <style:text-properties officeooo:rsid="01d199d2" officeooo:paragraph-rsid="01d199d2"/>
    </style:style>
    <style:style style:name="P339" style:family="paragraph" style:parent-style-name="Standard">
      <style:text-properties officeooo:rsid="01d37f9e" officeooo:paragraph-rsid="01d37f9e"/>
    </style:style>
    <style:style style:name="P340" style:family="paragraph" style:parent-style-name="Standard">
      <style:text-properties officeooo:rsid="01d5f929" officeooo:paragraph-rsid="01d5f929"/>
    </style:style>
    <style:style style:name="P341" style:family="paragraph" style:parent-style-name="Standard">
      <style:text-properties officeooo:rsid="01d6708e" officeooo:paragraph-rsid="01d6708e"/>
    </style:style>
    <style:style style:name="P342" style:family="paragraph" style:parent-style-name="Standard">
      <style:text-properties officeooo:rsid="01d9c9f5" officeooo:paragraph-rsid="01c352bf"/>
    </style:style>
    <style:style style:name="P343" style:family="paragraph" style:parent-style-name="Standard">
      <style:text-properties officeooo:rsid="01dabad8" officeooo:paragraph-rsid="01dabad8"/>
    </style:style>
    <style:style style:name="P344" style:family="paragraph" style:parent-style-name="Standard">
      <style:text-properties officeooo:rsid="01db11b2" officeooo:paragraph-rsid="01db11b2"/>
    </style:style>
    <style:style style:name="P345" style:family="paragraph" style:parent-style-name="Standard">
      <style:text-properties officeooo:rsid="01dca11f" officeooo:paragraph-rsid="01dca11f"/>
    </style:style>
    <style:style style:name="P346" style:family="paragraph" style:parent-style-name="Standard">
      <style:text-properties officeooo:rsid="01de288e" officeooo:paragraph-rsid="01de288e"/>
    </style:style>
    <style:style style:name="P347" style:family="paragraph" style:parent-style-name="Standard">
      <style:text-properties officeooo:rsid="01deab04" officeooo:paragraph-rsid="01deab04"/>
    </style:style>
    <style:style style:name="P348" style:family="paragraph" style:parent-style-name="Standard">
      <style:text-properties officeooo:rsid="01e1ab06" officeooo:paragraph-rsid="01e1ab06"/>
    </style:style>
    <style:style style:name="P349" style:family="paragraph" style:parent-style-name="Standard">
      <style:text-properties officeooo:rsid="01e50996" officeooo:paragraph-rsid="01deab04"/>
    </style:style>
    <style:style style:name="P350" style:family="paragraph" style:parent-style-name="Standard">
      <style:text-properties officeooo:rsid="01e6bfbf" officeooo:paragraph-rsid="01e6bfbf"/>
    </style:style>
    <style:style style:name="P351" style:family="paragraph" style:parent-style-name="Standard">
      <style:text-properties officeooo:rsid="01e6bfbf" officeooo:paragraph-rsid="01e7f28f"/>
    </style:style>
    <style:style style:name="P352" style:family="paragraph" style:parent-style-name="Standard">
      <style:text-properties officeooo:rsid="01e7fa99" officeooo:paragraph-rsid="01e7fa99"/>
    </style:style>
    <style:style style:name="P353" style:family="paragraph" style:parent-style-name="Standard">
      <style:text-properties officeooo:rsid="01e98334" officeooo:paragraph-rsid="01e7fa99"/>
    </style:style>
    <style:style style:name="P354" style:family="paragraph" style:parent-style-name="Standard">
      <style:text-properties officeooo:rsid="01e98334" officeooo:paragraph-rsid="01e98334"/>
    </style:style>
    <style:style style:name="P355" style:family="paragraph" style:parent-style-name="Standard">
      <style:text-properties officeooo:rsid="01e98334" officeooo:paragraph-rsid="01ea48c4"/>
    </style:style>
    <style:style style:name="P356" style:family="paragraph" style:parent-style-name="Standard">
      <style:text-properties officeooo:rsid="01e98334" officeooo:paragraph-rsid="01ecfe6b"/>
    </style:style>
    <style:style style:name="P357" style:family="paragraph" style:parent-style-name="Standard">
      <style:text-properties officeooo:rsid="01ed0c0b" officeooo:paragraph-rsid="01ed0c0b"/>
    </style:style>
    <style:style style:name="P358" style:family="paragraph" style:parent-style-name="Standard">
      <style:text-properties officeooo:rsid="01edc97f" officeooo:paragraph-rsid="01edc97f"/>
    </style:style>
    <style:style style:name="P359" style:family="paragraph" style:parent-style-name="Standard">
      <style:text-properties officeooo:rsid="01ef6c42" officeooo:paragraph-rsid="01ef6c42"/>
    </style:style>
    <style:style style:name="P360" style:family="paragraph" style:parent-style-name="Standard">
      <style:text-properties officeooo:rsid="01ef6c42" officeooo:paragraph-rsid="01f0c485"/>
    </style:style>
    <style:style style:name="P361" style:family="paragraph" style:parent-style-name="Standard">
      <style:text-properties officeooo:rsid="01f0c485" officeooo:paragraph-rsid="01f0c485"/>
    </style:style>
    <style:style style:name="P362" style:family="paragraph" style:parent-style-name="Standard">
      <style:text-properties officeooo:rsid="01f0c485" officeooo:paragraph-rsid="01f38d92"/>
    </style:style>
    <style:style style:name="P363" style:family="paragraph" style:parent-style-name="Standard">
      <style:text-properties officeooo:rsid="01f0c485" officeooo:paragraph-rsid="01fb6b3b"/>
    </style:style>
    <style:style style:name="P364" style:family="paragraph" style:parent-style-name="Standard">
      <style:text-properties officeooo:rsid="01f1b9c5" officeooo:paragraph-rsid="01f1b9c5"/>
    </style:style>
    <style:style style:name="P365" style:family="paragraph" style:parent-style-name="Standard">
      <style:text-properties officeooo:rsid="01f38d92" officeooo:paragraph-rsid="01f38d92"/>
    </style:style>
    <style:style style:name="P366" style:family="paragraph" style:parent-style-name="Standard">
      <style:text-properties officeooo:rsid="01f41c53" officeooo:paragraph-rsid="01f41c53"/>
    </style:style>
    <style:style style:name="P367" style:family="paragraph" style:parent-style-name="Standard">
      <style:text-properties officeooo:rsid="01f4c236" officeooo:paragraph-rsid="01f4c236"/>
    </style:style>
    <style:style style:name="P368" style:family="paragraph" style:parent-style-name="Standard">
      <style:text-properties officeooo:rsid="01f4c236" officeooo:paragraph-rsid="01f69827"/>
    </style:style>
    <style:style style:name="P369" style:family="paragraph" style:parent-style-name="Standard">
      <style:text-properties officeooo:rsid="01f4c236" officeooo:paragraph-rsid="01f97828"/>
    </style:style>
    <style:style style:name="P370" style:family="paragraph" style:parent-style-name="Standard">
      <style:text-properties officeooo:rsid="01f7eb83" officeooo:paragraph-rsid="01f7eb83"/>
    </style:style>
    <style:style style:name="P371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72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73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74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75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76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77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78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79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380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ce3fd6"/>
    </style:style>
    <style:style style:name="T66" style:family="text">
      <style:text-properties officeooo:rsid="01e7f28f"/>
    </style:style>
    <style:style style:name="T67" style:family="text">
      <style:text-properties officeooo:rsid="01ea48c4"/>
    </style:style>
    <style:style style:name="T68" style:family="text">
      <style:text-properties officeooo:rsid="01ec1a97"/>
    </style:style>
    <style:style style:name="T69" style:family="text">
      <style:text-properties officeooo:rsid="01ecfe6b"/>
    </style:style>
    <style:style style:name="T70" style:family="text">
      <style:text-properties officeooo:rsid="01ed0c0b"/>
    </style:style>
    <style:style style:name="T71" style:family="text">
      <style:text-properties officeooo:rsid="01f0c485"/>
    </style:style>
    <style:style style:name="T72" style:family="text">
      <style:text-properties officeooo:rsid="01f1f326"/>
    </style:style>
    <style:style style:name="T73" style:family="text">
      <style:text-properties officeooo:rsid="01f38d92"/>
    </style:style>
    <style:style style:name="T74" style:family="text">
      <style:text-properties officeooo:rsid="01f4c236"/>
    </style:style>
    <style:style style:name="T75" style:family="text">
      <style:text-properties officeooo:rsid="01f69827"/>
    </style:style>
    <style:style style:name="T76" style:family="text">
      <style:text-properties officeooo:rsid="01fb6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><text:tab/></text:p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20"/>
      <text:p text:style-name="P320">U:rathodrupesha</text:p>
      <text:p text:style-name="P320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5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5"/>
      <text:p text:style-name="P372">Preview Selected Image before upload using Jquery</text:p>
      <text:p text:style-name="P316"/>
      <text:p text:style-name="P316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73">CRON-JOB TESTER</text:p>
      <text:p text:style-name="P317">https://cron-job.org/en/members/jobs/</text:p>
      <text:p text:style-name="P317"><text:a xlink:type="simple" xlink:href="mailto:rupesh@xhtmljunkies.com">rupesh@xhtmljunkies.com</text:a></text:p>
      <text:p text:style-name="P317">123456789</text:p>
      <text:p text:style-name="P317"/>
      <text:p text:style-name="P317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6">CI Query</text:p>
      <text:p text:style-name="P326">http://www.bsourcecode.com/codeigniter/codeigniter-select-query/</text:p>
      <text:p text:style-name="P296"/>
      <text:p text:style-name="P311">FIND_IN_SET</text:p>
      <text:p text:style-name="P327"/>
      <text:p text:style-name="P329">A.for join </text:p>
      <text:p text:style-name="P327">https://stackoverflow.com/questions/19101550/mysql-join-two-tables-with-comma-separated-values</text:p>
      <text:p text:style-name="P296"/>
      <text:p text:style-name="P329">B. slect query</text:p>
      <text:p text:style-name="P329"/>
      <text:p text:style-name="P329">here 2 is a userid as dynamic</text:p>
      <text:p text:style-name="P329">SELECT id,dept_name,userid from department where FIND_IN_SET(2,userid)</text:p>
      <text:p text:style-name="P329"/>
      <text:p text:style-name="P330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83624857542798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83626205909680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83626221805749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83624978156666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83625604620638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83626332716932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83624923388961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83625439222687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21">select * from developement_users join development_permision on FIND_IN_SET(development_permision.role_id, developement_users.role_id) &gt; 0</text:p>
      <text:p text:style-name="P321">GROUP <text:s text:c="2"/>BY developement_users.id</text:p>
      <text:p text:style-name="P321"/>
      <text:p text:style-name="P322">(select * from <text:s/><text:span text:style-name="T63">developement_users </text:span>where event_id='1511' and <text:span text:style-name="T63">developement_users .</text:span>id='1') </text:p>
      <text:p text:style-name="P322"/>
      <text:p text:style-name="P322"/>
      <text:p text:style-name="P323">select * from developement_users join development_permision on FIND_IN_SET(development_permision.role_id, developement_users.role_id) &gt; 0</text:p>
      <text:p text:style-name="P323">where developement_users.id=1 and developement_users.event_id="1511"</text:p>
      <text:p text:style-name="P323"/>
      <text:p text:style-name="P323"><text:soft-page-break/></text:p>
      <text:p text:style-name="P323"/>
      <text:p text:style-name="P323"/>
      <text:p text:style-name="P374">Codeignitor(ci) <text:s/>paggination</text:p>
      <text:p text:style-name="P331"/>
      <text:p text:style-name="P331">https://makitweb.com/make-pagination-with-codeigniter-framework/</text:p>
      <text:p text:style-name="P323"/>
      <text:p text:style-name="P323"/>
      <text:p text:style-name="P375">form submit by <text:s/>serialize <text:s/>&amp; form data objet</text:p>
      <text:p text:style-name="P332"/>
      <text:p text:style-name="P332">https://www.sanwebe.com/2016/07/ajax-form-submit-examples-using-jquery#post-comments</text:p>
      <text:p text:style-name="P323"/>
      <text:p text:style-name="P339">https://www.codexworld.com/ajax-file-upload-with-form-data-jquery-php-mysql/</text:p>
      <text:p text:style-name="P323"/>
      <text:p text:style-name="P376">datepicker , time picker &amp; date rangepicker</text:p>
      <text:p text:style-name="P333"/>
      <text:p text:style-name="P333"><text:a xlink:type="simple" xlink:href="https://tarruda.github.io/bootstrap-datetimepicker/">https://tarruda.github.io/bootstrap-datetimepicker/</text:a></text:p>
      <text:p text:style-name="P333"/>
      <text:p text:style-name="P333"><text:a xlink:type="simple" xlink:href="http://www.daterangepicker.com/#examples">http://www.daterangepicker.com/#examples</text:a> <text:s text:c="13"/>daterange picker</text:p>
      <text:p text:style-name="P333"/>
      <text:p text:style-name="P377">checkbox &amp; for radio box checked or not </text:p>
      <text:p text:style-name="P334"/>
      <text:p text:style-name="P334">https://www.tutorialrepublic.com/faq/how-to-check-a-checkbox-is-checked-or-not-using-jquery.php</text:p>
      <text:p text:style-name="P323"/>
      <text:p text:style-name="P323"/>
      <text:p text:style-name="P378">Uplaod Image &amp; crop</text:p>
      <text:p text:style-name="P337"/>
      <text:p text:style-name="P337">https://www.webslesson.info/2018/03/image-crop-and-upload-using-jquery-with-php-ajax.html</text:p>
      <text:p text:style-name="P323"/>
      <text:p text:style-name="P323"/>
      <text:p text:style-name="P379">upload csv with validation</text:p>
      <text:p text:style-name="P338"/>
      <text:p text:style-name="P338">https://www.codexworld.com/import-csv-file-data-into-mysql-database-php/</text:p>
      <text:p text:style-name="P338"><text:s/></text:p>
      <text:p text:style-name="P338"/>
      <text:p text:style-name="P323"/>
      <text:p text:style-name="P312">absolute path </text:p>
      <text:p text:style-name="P335"><text:s/>echo dirname ( __FILE__ ); exit();</text:p>
      <text:p text:style-name="P323"/>
      <text:p text:style-name="P324"><text:s/><text:span text:style-name="T64">echo $_SERVER['DOCUMENT_ROOT']; exit(); <text:s text:c="13"/>/home/alltest/public_html</text:span></text:p>
      <text:p text:style-name="P325"><text:span text:style-name="T65"><text:s text:c="2"/>echo $_SERVER['HTTP_HOST']; <text:s text:c="35"/>test.allintehloop.net</text:span></text:p>
      <text:p text:style-name="P336">echo $_SERVER['SERVER_NAME']; <text:s text:c="30"/>test.allintehloop.net</text:p>
      <text:p text:style-name="P323"/>
      <text:p text:style-name="P313">currecy convertor in php<text:tab/></text:p>
      <text:p text:style-name="P348"/>
      <text:p text:style-name="P348">function convertCurrency1($amount, $from, $to){</text:p>
      <text:p text:style-name="P348"><text:s text:c="2"/>$conv_id = "{$from}_{$to}";</text:p>
      <text:p text:style-name="P348"><text:s text:c="2"/>$string = file_get_contents("http://free.currencyconverterapi.com/api/v3/convert?q=$conv_id&amp;compact=ultra");</text:p>
      <text:p text:style-name="P348"><text:s text:c="2"/>$json_a = json_decode($string, true);</text:p>
      <text:p text:style-name="P348"></text:p>
      <text:p text:style-name="P348"><text:s text:c="2"/>return $amount * round($json_a[$conv_id], 4);</text:p>
      <text:p text:style-name="P348"><text:soft-page-break/>}</text:p>
      <text:p text:style-name="P323"/>
      <text:p text:style-name="P323"/>
      <text:p text:style-name="P328">alltest_new</text:p>
      <text:p text:style-name="P328">6j]l4VnZ42NW</text:p>
      <text:p text:style-name="P328"/>
      <text:p text:style-name="P341">http://www.abrandao.com/2013/06/websockets-html5-php/</text:p>
      <text:p text:style-name="P342"/>
      <text:p text:style-name="P342"/>
      <text:p text:style-name="P342"/>
      <text:p text:style-name="P342"/>
      <text:p text:style-name="P328"/>
      <text:p text:style-name="P328"/>
      <text:p text:style-name="P343">CMS</text:p>
      <text:p text:style-name="P343"/>
      <text:p text:style-name="P343"><text:a xlink:type="simple" xlink:href="https://www.allintheloop.net/My_favorites_admin/index/1511#menu_setting">https://www.allintheloop.net/My_favorites_admin/index/1511#menu_setting</text:a></text:p>
      <text:p text:style-name="P343"/>
      <text:p text:style-name="P344"><text:a xlink:type="simple" xlink:href="https://www.allintheloop.net/Qa_admin/index/1511#menu_setting">https://www.allintheloop.net/Qa_admin/index/1511#menu_setting</text:a></text:p>
      <text:p text:style-name="P344"><text:tab/></text:p>
      <text:p text:style-name="P344"/>
      <text:p text:style-name="P345"><text:a xlink:type="simple" xlink:href="https://www.allintheloop.net/Leader_board/index/1511#contact_forms">https://www.allintheloop.net/Leader_board/index/1511#contact_forms</text:a></text:p>
      <text:p text:style-name="P345"/>
      <text:p text:style-name="P345">form action method not found in class <text:s/>so need to check.</text:p>
      <text:p text:style-name="P340"/>
      <text:p text:style-name="P340"/>
      <text:p text:style-name="P346"><text:a xlink:type="simple" xlink:href="https://www.allintheloop.net/Registration_admin/index/1511#discount">https://www.allintheloop.net/Registration_admin/index/1511#discount</text:a></text:p>
      <text:p text:style-name="P346"/>
      <text:p text:style-name="P346">code same as live but error getting like code is not null</text:p>
      <text:p text:style-name="P346"/>
      <text:p text:style-name="P346"/>
      <text:p text:style-name="P347">alltest_comman_user</text:p>
      <text:p text:style-name="P347">WdI-^k7QW-20</text:p>
      <text:p text:style-name="P347"/>
      <text:p text:style-name="P347"/>
      <text:p text:style-name="P380">for local installtion of composer</text:p>
      <text:p text:style-name="P350"/>
      <text:p text:style-name="P350">cd /go-to-directory</text:p>
      <text:p text:style-name="P350"><text:s/></text:p>
      <text:p text:style-name="P350">composer init</text:p>
      <text:p text:style-name="P350"><text:s/>for create composer.json</text:p>
      <text:p text:style-name="P349"/>
      <text:p text:style-name="P351">composer require "srchea/php-push-web-socket" <text:s text:c="8"/></text:p>
      <text:p text:style-name="P351"><text:s/><text:span text:style-name="T66">composer require command </text:span><text:s text:c="3"/>generate vendor folder <text:span text:style-name="T66">(dependancy)</text:span>&amp; composer.lock file</text:p>
      <text:p text:style-name="P351"/>
      <text:p text:style-name="P352">or</text:p>
      <text:p text:style-name="P352"/>
      <text:p text:style-name="P352">write in composer.josn file </text:p>
      <text:p text:style-name="P352">&amp; then command composer update </text:p>
      <text:p text:style-name="P352"/>
      <text:p text:style-name="P353"/>
      <text:p text:style-name="P354">now dump in autoload file of vendoe folder</text:p>
      <text:p text:style-name="P354"/>
      <text:p text:style-name="P356"><text:soft-page-break/>command <text:s/><text:span text:style-name="T69">“composer dump-autoload” </text:span></text:p>
      <text:p text:style-name="P354"/>
      <text:p text:style-name="P354">&amp; now u can use in your file where its require</text:p>
      <text:p text:style-name="P354"/>
      <text:p text:style-name="P354">in laravel : <text:s/>use pusher\pusher;</text:p>
      <text:p text:style-name="P354">in ci or core : <text:s/>require __DIR__ . '/vendor/autoload.php'; <text:s text:c="2"/><text:span text:style-name="T68">or</text:span></text:p>
      <text:p text:style-name="P355"><text:s text:c="23"/><text:span text:style-name="T67">require_once 'vendor/autoload.php'</text:span></text:p>
      <text:p text:style-name="P355"/>
      <text:p text:style-name="P355"/>
      <text:p text:style-name="P358">composer basic Read</text:p>
      <text:p text:style-name="P358">https://www.hostinger.in/tutorials/how-to-install-composer#gref</text:p>
      <text:p text:style-name="P355"/>
      <text:p text:style-name="P355"/>
      <text:p text:style-name="P314">WEB SOCKET</text:p>
      <text:p text:style-name="P355"/>
      <text:p text:style-name="P366">NOTE: DEMO ON MY GIT</text:p>
      <text:p text:style-name="P366"/>
      <text:p text:style-name="P357"><text:a xlink:type="simple" xlink:href="https://github.com/srchea/PHP-Push-WebSocket/">https://github.com/srchea/PHP-Push-WebSocket/</text:a></text:p>
      <text:p text:style-name="P357"/>
      <text:p text:style-name="P357"><text:a xlink:type="simple" xlink:href="http://srchea.com/build-a-real-time-application-using-html5-websockets">http://srchea.com/build-a-real-time-application-using-html5-websockets</text:a></text:p>
      <text:p text:style-name="P357"/>
      <text:p text:style-name="P359">1) locally install composer by above instruction</text:p>
      <text:p text:style-name="P359">2) <text:s/>folowing command of composer require <text:s/>from</text:p>
      <text:p text:style-name="P359"><text:s/><text:a xlink:type="simple" xlink:href="https://github.com/srchea/PHP-Push-WebSocket/"><text:span text:style-name="T70">https://github.com/srchea/PHP-Push-WebSocket/</text:span></text:a></text:p>
      <text:p text:style-name="P359"/>
      <text:p text:style-name="P359"><text:s/><text:span text:style-name="T74">OR Follwing</text:span></text:p>
      <text:p text:style-name="P359"/>
      <text:p text:style-name="P367">Installation with Composer</text:p>
      <text:p text:style-name="P367">To install the latest stable version: composer require "srchea/php-push-web-socket"</text:p>
      <text:p text:style-name="P367"/>
      <text:p text:style-name="P367">Usage</text:p>
      <text:p text:style-name="P367">run a server instance: “php websocket_server.php”. <text:s text:c="7"/><text:span text:style-name="T75">(</text:span> Write in terminal <text:span text:style-name="T75">)</text:span></text:p>
      <text:p text:style-name="P368">Open websocket_client.html in a browser over HTTP protocol. </text:p>
      <text:p text:style-name="P368"><text:s/><text:span text:style-name="T75">(open thi file from browser like localhost/proj-foldername/</text:span>websocket_client.html<text:span text:style-name="T75">)</text:span></text:p>
      <text:p text:style-name="P359"/>
      <text:p text:style-name="P359"/>
      <text:p text:style-name="P359"/>
      <text:p text:style-name="P360">3) <text:span text:style-name="T71">now extract PHP-Push-WebSocket-master.zip <text:s/>&amp; <text:s/>one step out the files from PHP-Push-WebSocket-master</text:span></text:p>
      <text:p text:style-name="P361">4) now for demo use my github</text:p>
      <text:p text:style-name="P361"/>
      <text:p text:style-name="P361">5) for implemting on project</text:p>
      <text:p text:style-name="P361"/>
      <text:p text:style-name="P361"><text:s/>websocket_server.php <text:s text:c="2"/>code imlement at serverside where insert or any action perform means at controller side</text:p>
      <text:p text:style-name="P361"><text:s/></text:p>
      <text:p text:style-name="P361">websocket_client.html or websocket_client.2html <text:s/>both files are most similar</text:p>
      <text:p text:style-name="P361">so js code of this file implement at client side means i views file where u have to require live or real time action perform &amp; data manage by j query javascript.</text:p>
      <text:p text:style-name="P361"/>
      <text:p text:style-name="P364">Remember one important thing is that </text:p>
      <text:p text:style-name="P364"/>
      <text:p text:style-name="P364"><text:soft-page-break/>websocket is use for send msg from server to client &amp; vice-versa.</text:p>
      <text:p text:style-name="P364"/>
      <text:p text:style-name="P364">When server send any data then in view file (<text:span text:style-name="T71">websocket_client.html</text:span>) recieving data on </text:p>
      <text:p text:style-name="P364"/>
      <text:p text:style-name="P364">ws.onmessage = function(msg) {</text:p>
      <text:p text:style-name="P364"><text:tab/><text:tab/><text:tab/></text:p>
      <text:p text:style-name="P364"><text:tab/><text:tab/><text:tab/>write('Server says: '+msg.data);</text:p>
      <text:p text:style-name="P364"><text:tab/><text:tab/>};</text:p>
      <text:p text:style-name="P364"/>
      <text:p text:style-name="P364"/>
      <text:p text:style-name="P364">when client <text:s/>have require to send any data to server then use <text:span text:style-name="T72">in view file <text:s/>(see demo)</text:span></text:p>
      <text:p text:style-name="P364"/>
      <text:p text:style-name="P364">websocket.send(JSON.stringify(messageJSON)); <text:s text:c="11"/>// means <text:s/>ws.send method</text:p>
      <text:p text:style-name="P364"/>
      <text:p text:style-name="P364">here websocket /ws is object that u definde wtherver name <text:s/>at ws = new WebSocket(url);</text:p>
      <text:p text:style-name="P364"/>
      <text:p text:style-name="P365">Now,</text:p>
      <text:p text:style-name="P365"><text:s text:c="9"/>receiving data that send client to server <text:s/>in </text:p>
      <text:p text:style-name="P362"><text:span text:style-name="T73">PushWebSocket/Server.php</text:span> <text:s text:c="3"/><text:span text:style-name="T73">file action method.</text:span></text:p>
      <text:p text:style-name="P362"/>
      <text:p text:style-name="P362"><text:span text:style-name="T73">private function action($client, $action) {</text:span></text:p>
      <text:p text:style-name="P362"><text:span text:style-name="T73"><text:tab/><text:tab/>$action = $this-&gt;unmask($action);</text:span></text:p>
      <text:p text:style-name="P362"><text:span text:style-name="T73"><text:tab/><text:tab/>$this-&gt;console("Performing action: ".$action);</text:span></text:p>
      <text:p text:style-name="P362"><text:span text:style-name="T73"><text:tab/><text:tab/>if($action == "exit" || $action == "quit") {</text:span></text:p>
      <text:p text:style-name="P362"><text:span text:style-name="T73"><text:tab/><text:tab/><text:tab/>$this-&gt;console("Killing a child process");</text:span></text:p>
      <text:p text:style-name="P362"><text:span text:style-name="T73"><text:tab/><text:tab/><text:tab/>posix_kill($client-&gt;getPid(), SIGTERM);</text:span></text:p>
      <text:p text:style-name="P362"><text:span text:style-name="T73"><text:tab/><text:tab/><text:tab/>$this-&gt;console("Process {$client-&gt;getPid()} is killed!");</text:span></text:p>
      <text:p text:style-name="P362"><text:span text:style-name="T73"><text:tab/><text:tab/>}</text:span></text:p>
      <text:p text:style-name="P363"><text:span text:style-name="T73"><text:tab/>}</text:span></text:p>
      <text:p text:style-name="P363"/>
      <text:p text:style-name="P363"><text:span text:style-name="T76">NOW,</text:span></text:p>
      <text:p text:style-name="P363"><text:s text:c="3"/><text:span text:style-name="T76">pushing data from server to client <text:s text:c="4"/>by passing argument <text:s/>into run method.</text:span> <text:s text:c="2"/></text:p>
      <text:p text:style-name="P362"><text:s/></text:p>
      <text:p text:style-name="P362"><text:s text:c="2"/></text:p>
      <text:p text:style-name="P371">In short </text:p>
      <text:p text:style-name="P370">download from my git</text:p>
      <text:p text:style-name="P370">put in htdocs</text:p>
      <text:p text:style-name="P370">give permision</text:p>
      <text:p text:style-name="P370">teminal command run</text:p>
      <text:p text:style-name="P370">open in brwoser <text:s/>.html file</text:p>
      <text:p text:style-name="P370"/>
      <text:p text:style-name="P370">for debug</text:p>
      <text:p text:style-name="P370"><text:s text:c="3"/>-console -&gt; ntwork -&gt; ws</text:p>
      <text:p text:style-name="P370"><text:s text:c="3"/>headers &amp; frames <text:s text:c="2"/></text:p>
      <text:p text:style-name="P370"><text:s text:c="2"/>in frames u can find server&lt;=&gt;client send/recived data. &amp; connection info</text:p>
      <text:p text:style-name="P370"><text:s text:c="2"/></text:p>
      <text:p text:style-name="P3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9DT23H21M43S</meta:editing-duration>
    <meta:editing-cycles>390</meta:editing-cycles>
    <meta:generator>LibreOffice/4.2.3.3$Linux_X86_64 LibreOffice_project/420m0$Build-3</meta:generator>
    <dc:date>2018-10-10T18:36:23.920609297</dc:date>
    <meta:document-statistic meta:table-count="0" meta:image-count="0" meta:object-count="0" meta:page-count="32" meta:paragraph-count="1042" meta:word-count="3657" meta:character-count="38808" meta:non-whitespace-character-count="32990"/>
  </office:meta>
</office:document-meta>
</file>